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55cm" fo:min-width="0.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0.8cm"/>
    </style:style>
    <style:style style:name="gr4" style:family="graphic" style:parent-style-name="standard">
      <style:graphic-properties draw:textarea-horizontal-align="justify" draw:textarea-vertical-align="middle" draw:auto-grow-height="false" fo:min-height="2.65cm" fo:min-width="0.4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3.528cm" fo:min-width="3.122cm"/>
    </style:style>
    <style:style style:name="gr8" style:family="graphic" style:parent-style-name="standard">
      <style:graphic-properties draw:textarea-horizontal-align="justify" draw:textarea-vertical-align="middle" draw:auto-grow-height="false" fo:min-height="0.55cm" fo:min-width="3.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4.854cm" fo:min-width="4.604cm"/>
    </style:style>
    <style:style style:name="gr12" style:family="graphic" style:parent-style-name="standard">
      <style:graphic-properties svg:stroke-color="#0084d1" svg:stroke-opacity="0%" draw:textarea-horizontal-align="justify" draw:textarea-vertical-align="middle" draw:auto-grow-height="false" fo:min-height="0.396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9.25cm" fo:min-width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1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cm" svg:height="7.8cm" svg:x="13cm" svg:y="1.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3cm" svg:y1="1.9cm" svg:x2="2.3cm" svg:y2="3.5cm">
          <text:p/>
        </draw:line>
        <draw:line draw:style-name="gr2" draw:text-style-name="P2" draw:layer="layout" svg:x1="3.4cm" svg:y1="1.9cm" svg:x2="3.4cm" svg:y2="3.5cm">
          <text:p/>
        </draw:line>
        <draw:custom-shape draw:style-name="gr3" draw:text-style-name="P1" draw:layer="layout" svg:width="1.3cm" svg:height="0.6cm" svg:x="1cm" svg:y="2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cm" svg:height="0.6cm" svg:x="3.4cm" svg:y="2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2.9cm" svg:x="2.4cm" svg:y="3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3.816cm" svg:y1="3.184cm" svg:x2="3.817cm" svg:y2="5.858cm" svg:d="M3816 3184l1 2674" svg:viewBox="0 0 2 2675">
          <text:p/>
        </draw:connector>
        <draw:frame draw:style-name="gr6" draw:text-style-name="P3" draw:layer="layout" svg:width="2.051cm" svg:height="0.962cm" svg:x="4cm" svg:y="4cm">
          <draw:text-box>
            <text:p>14cm</text:p>
          </draw:text-box>
        </draw:frame>
        <draw:custom-shape draw:style-name="gr7" draw:text-style-name="P1" draw:layer="layout" svg:width="3.622cm" svg:height="3.778cm" draw:transform="rotate (2.38324709359826) translate (4.229cm 8.2cm)">
          <text:p/>
          <draw:enhanced-geometry svg:viewBox="0 0 21600 21600" draw:type="block-arc" draw:modifiers="-136.888670322867 5500.269940371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3.8cm" svg:height="0.8cm" svg:x="4.051cm" svg:y="6.549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051cm" svg:height="0.962cm" svg:x="5.149cm" svg:y="7.8cm">
          <draw:text-box>
            <text:p>16cm</text:p>
          </draw:text-box>
        </draw:frame>
        <draw:custom-shape draw:style-name="gr7" draw:text-style-name="P1" draw:layer="layout" svg:width="3.622cm" svg:height="3.778cm" draw:transform="rotate (-0.785223630472251) translate (7.739cm 5.767cm)">
          <text:p/>
          <draw:enhanced-geometry svg:viewBox="0 0 21600 21600" draw:type="block-arc" draw:modifiers="-136.888670322867 5500.269940371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5" draw:text-style-name="P2" draw:layer="layout" draw:type="line" svg:x1="7.9cm" svg:y1="7.9cm" svg:x2="3.962cm" svg:y2="7.924cm" svg:d="M7900 7900l-3938 24" svg:viewBox="0 0 3939 25">
          <text:p/>
        </draw:connector>
        <draw:line draw:style-name="gr2" draw:text-style-name="P2" draw:layer="layout" svg:x1="1.63cm" svg:y1="5.884cm" svg:x2="4.03cm" svg:y2="5.884cm">
          <text:p/>
        </draw:line>
        <draw:line draw:style-name="gr2" draw:text-style-name="P2" draw:layer="layout" svg:x1="4cm" svg:y1="6.3cm" svg:x2="4cm" svg:y2="8.1cm">
          <text:p/>
        </draw:line>
        <draw:line draw:style-name="gr2" draw:text-style-name="P2" draw:layer="layout" svg:x1="7.9cm" svg:y1="6.1cm" svg:x2="7.9cm" svg:y2="7.9cm">
          <text:p/>
        </draw:line>
        <draw:frame draw:style-name="gr6" draw:text-style-name="P3" draw:layer="layout" svg:width="9.502cm" svg:height="0.962cm" svg:x="1.305cm" svg:y="9.114cm">
          <draw:text-box>
            <text:p>Coudes (pour chacun des bacs)</text:p>
          </draw:text-box>
        </draw:frame>
        <draw:custom-shape draw:style-name="gr1" draw:text-style-name="P1" draw:layer="layout" svg:width="1.1cm" svg:height="7.8cm" svg:x="13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7.8cm" svg:x="16.3cm" svg:y="1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3cm" svg:height="0.3cm" svg:x="13.2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2" draw:id="id2" draw:layer="layout" svg:width="0.3cm" svg:height="0.3cm" svg:x="13.638cm" svg:y="4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cm" svg:height="0.3cm" svg:x="13.176cm" svg:y="4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cm" svg:height="0.3cm" svg:x="13.565cm" svg:y="4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cm" svg:height="0.3cm" svg:x="13.176cm" svg:y="5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cm" svg:height="0.3cm" svg:x="13.541cm" svg:y="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cm" svg:height="0.3cm" svg:x="13.176cm" svg:y="5.7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draw:layer="layout" svg:width="0.3cm" svg:height="0.3cm" svg:x="13.589cm" svg:y="6.0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xml:id="id1" draw:id="id1" draw:layer="layout" svg:x1="12.7cm" svg:y1="3.9cm" svg:x2="14.4cm" svg:y2="3.9cm">
          <text:p/>
        </draw:line>
        <draw:line draw:style-name="gr2" draw:text-style-name="P2" draw:layer="layout" svg:x1="12.8cm" svg:y1="6.4cm" svg:x2="14.5cm" svg:y2="6.4cm">
          <text:p/>
        </draw:line>
        <draw:connector draw:style-name="gr5" draw:text-style-name="P2" draw:layer="layout" draw:type="line" svg:x1="12.688cm" svg:y1="1.92cm" svg:x2="12.7cm" svg:y2="3.9cm" draw:end-shape="id1" draw:end-glue-point="3" svg:d="M12688 1920l12 1980" svg:viewBox="0 0 13 1981">
          <text:p/>
        </draw:connector>
        <draw:connector draw:style-name="gr5" draw:text-style-name="P2" draw:layer="layout" draw:type="line" svg:x1="3.817cm" svg:y1="3.184cm" svg:x2="3.818cm" svg:y2="5.858cm" svg:d="M3817 3184l1 2674" svg:viewBox="0 0 2 2675">
          <text:p/>
        </draw:connector>
        <draw:connector draw:style-name="gr5" draw:text-style-name="P2" draw:layer="layout" draw:type="line" svg:x1="3.817cm" svg:y1="3.184cm" svg:x2="3.818cm" svg:y2="5.858cm" svg:d="M3817 3184l1 2674" svg:viewBox="0 0 2 2675">
          <text:p/>
        </draw:connector>
        <draw:frame draw:style-name="gr6" draw:text-style-name="P3" draw:layer="layout" svg:width="1.878cm" svg:height="0.962cm" svg:x="10.422cm" svg:y="2.4cm">
          <draw:text-box>
            <text:p>5 cm</text:p>
          </draw:text-box>
        </draw:frame>
        <draw:frame draw:style-name="gr6" draw:text-style-name="P3" draw:layer="layout" svg:width="2.229cm" svg:height="0.962cm" svg:x="10.522cm" svg:y="7.5cm">
          <draw:text-box>
            <text:p>10 cm</text:p>
          </draw:text-box>
        </draw:frame>
        <draw:connector draw:style-name="gr5" draw:text-style-name="P2" xml:id="id4" draw:id="id4" draw:layer="layout" draw:type="line" svg:x1="12.7cm" svg:y1="6.5cm" svg:x2="12.712cm" svg:y2="9.795cm" svg:d="M12700 6500l12 3295" svg:viewBox="0 0 13 3296">
          <text:p/>
        </draw:connector>
        <draw:frame draw:style-name="gr10" draw:text-style-name="P5" draw:layer="layout" svg:width="3.695cm" svg:height="1.673cm" svg:x="11.6cm" svg:y="10.1cm">
          <draw:text-box>
            <text:p text:style-name="P1">Evacuation</text:p>
            <text:p text:style-name="P1">Bas</text:p>
          </draw:text-box>
        </draw:frame>
        <draw:frame draw:style-name="gr10" draw:text-style-name="P5" draw:layer="layout" svg:width="3.695cm" svg:height="1.673cm" svg:x="11.601cm" svg:y="10.101cm">
          <draw:text-box>
            <text:p text:style-name="P1">Evacuation</text:p>
            <text:p text:style-name="P1">Bas</text:p>
          </draw:text-box>
        </draw:frame>
        <draw:frame draw:style-name="gr10" draw:text-style-name="P5" draw:layer="layout" svg:width="3.695cm" svg:height="1.673cm" svg:x="15.505cm" svg:y="10.1cm">
          <draw:text-box>
            <text:p text:style-name="P1">Evacuation</text:p>
            <text:p text:style-name="P1">Haut</text:p>
          </draw:text-box>
        </draw:frame>
        <draw:custom-shape draw:style-name="gr9" draw:text-style-name="P4" draw:layer="layout" svg:width="0.3cm" svg:height="0.3cm" svg:x="16.438cm" svg:y="4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cm" svg:height="0.3cm" svg:x="16.827cm" svg:y="4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cm" svg:height="0.3cm" svg:x="16.438cm" svg:y="5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cm" svg:height="0.3cm" svg:x="16.803cm" svg:y="5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3" draw:id="id3" draw:layer="layout" svg:width="0.3cm" svg:height="0.3cm" svg:x="16.438cm" svg:y="5.7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draw:layer="layout" svg:width="0.3cm" svg:height="0.3cm" svg:x="16.851cm" svg:y="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draw:layer="layout" svg:width="0.3cm" svg:height="0.3cm" svg:x="16.414cm" svg:y="6.2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draw:layer="layout" svg:width="0.3cm" svg:height="0.3cm" svg:x="16.851cm" svg:y="6.6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3" draw:layer="layout" svg:width="10.594cm" svg:height="2.384cm" svg:x="1.306cm" svg:y="15.934cm">
          <draw:text-box>
            <text:p>Venturi : Perçage en 5 de diam</text:p>
            <text:p>Longueur du tube transparent 10cm</text:p>
            <text:p>En biseau en bas</text:p>
          </draw:text-box>
        </draw:frame>
        <draw:custom-shape draw:style-name="gr7" draw:text-style-name="P1" draw:layer="layout" svg:width="3.622cm" svg:height="3.778cm" draw:transform="rotate (-0.785223630472251) translate (2.795cm 13.263cm)">
          <text:p/>
          <draw:enhanced-geometry svg:viewBox="0 0 21600 21600" draw:type="block-arc" draw:modifiers="-136.888670322867 5500.269940371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4" draw:layer="layout" svg:width="5.104cm" svg:height="5.104cm" draw:transform="rotate (0.705636616581307) translate (2.628cm 16.114cm)">
          <text:p/>
          <draw:enhanced-geometry svg:viewBox="0 0 21600 21600" draw:mirror-horizontal="false" draw:mirror-vertical="false" draw:type="block-arc" draw:modifiers="-128.653980181736 9744.3984443999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2" draw:text-style-name="P2" draw:layer="layout" svg:x1="16.2cm" svg:y1="4.6cm" svg:x2="17.9cm" svg:y2="4.6cm">
          <text:p/>
        </draw:line>
        <draw:connector draw:style-name="gr5" draw:text-style-name="P2" draw:layer="layout" draw:type="line" svg:x1="17.646cm" svg:y1="2.212cm" svg:x2="17.622cm" svg:y2="4.448cm" svg:d="M17646 2212l-24 2236" svg:viewBox="0 0 25 2237">
          <text:p/>
        </draw:connector>
        <draw:frame draw:style-name="gr6" draw:text-style-name="P3" draw:layer="layout" svg:width="1.878cm" svg:height="0.962cm" svg:x="17.722cm" svg:y="3.038cm">
          <draw:text-box>
            <text:p>9 cm</text:p>
          </draw:text-box>
        </draw:frame>
        <draw:custom-shape draw:style-name="gr9" draw:text-style-name="P4" draw:layer="layout" svg:width="0.3cm" svg:height="0.3cm" svg:x="16.4cm" svg:y="7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3" draw:layer="layout" svg:width="1.878cm" svg:height="0.962cm" svg:x="17.722cm" svg:y="3.038cm">
          <draw:text-box>
            <text:p>9 cm</text:p>
          </draw:text-box>
        </draw:frame>
        <draw:line draw:style-name="gr2" draw:text-style-name="P2" draw:layer="layout" svg:x1="16.2cm" svg:y1="7.5cm" svg:x2="17.9cm" svg:y2="7.5cm">
          <text:p/>
        </draw:line>
        <draw:frame draw:style-name="gr6" draw:text-style-name="P3" draw:layer="layout" svg:width="1.878cm" svg:height="0.962cm" svg:x="17.722cm" svg:y="8.2cm">
          <draw:text-box>
            <text:p>5 cm</text:p>
          </draw:text-box>
        </draw:frame>
        <draw:connector draw:style-name="gr5" draw:text-style-name="P2" draw:layer="layout" draw:type="line" svg:x1="17.6cm" svg:y1="7.6cm" svg:x2="17.612cm" svg:y2="9.58cm" svg:d="M17600 7600l12 1980" svg:viewBox="0 0 13 1981">
          <text:p/>
        </draw:connector>
        <draw:custom-shape draw:style-name="gr12" draw:text-style-name="P1" draw:layer="layout" svg:width="0.459cm" svg:height="0.646cm" svg:x="3.723cm" svg:y="15.314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13" draw:text-style-name="P1" draw:layer="layout" svg:width="0.8cm" svg:height="9.5cm" svg:x="13.5cm" svg:y="13.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995cm" svg:height="2.384cm" svg:x="14.9cm" svg:y="16.4cm">
          <draw:text-box>
            <text:p>Grand tuyau</text:p>
            <text:p>de descente</text:p>
            <text:p>bac du haut</text:p>
          </draw:text-box>
        </draw:frame>
        <draw:connector draw:style-name="gr5" draw:text-style-name="P2" draw:layer="layout" draw:type="line" svg:x1="14.524cm" svg:y1="13.439cm" svg:x2="14.616cm" svg:y2="22.929cm" svg:d="M14524 13439l92 9490" svg:viewBox="0 0 93 9491">
          <text:p/>
        </draw:connector>
        <draw:frame draw:style-name="gr6" draw:text-style-name="P3" draw:layer="layout" svg:width="4.312cm" svg:height="0.962cm" svg:x="14.988cm" svg:y="14.6cm">
          <draw:text-box>
            <text:p>66cm de long</text:p>
          </draw:text-box>
        </draw:frame>
        <draw:frame draw:style-name="gr14" draw:text-style-name="P7" draw:layer="layout" svg:width="2.2cm" svg:height="1.611cm" svg:x="14.1cm" svg:y="2.6cm">
          <draw:text-box>
            <text:p text:style-name="P6"><text:span text:style-name="T1">10diam</text:span></text:p>
          </draw:text-box>
        </draw:frame>
        <draw:frame draw:style-name="gr15" draw:text-style-name="P3" draw:layer="layout" svg:width="2.278cm" svg:height="1.1cm" svg:x="10.3cm" svg:y="4.6cm">
          <draw:text-box>
            <text:p>35 cm</text:p>
          </draw:text-box>
        </draw:frame>
        <draw:connector draw:style-name="gr16" draw:text-style-name="P2" draw:layer="layout" draw:type="line" svg:x1="13.938cm" svg:y1="4.39cm" svg:x2="15.167cm" svg:y2="3.525cm" draw:start-shape="id2" draw:start-glue-point="10" svg:d="M13938 4390l1229-865" svg:viewBox="0 0 1230 866">
          <text:p/>
        </draw:connector>
        <draw:connector draw:style-name="gr16" draw:text-style-name="P2" draw:layer="layout" draw:type="line" svg:x1="16.482cm" svg:y1="5.826cm" svg:x2="15.168cm" svg:y2="3.525cm" draw:start-shape="id3" draw:start-glue-point="5" svg:d="M16482 5826l-1314-2301" svg:viewBox="0 0 1315 2302">
          <text:p/>
        </draw:connector>
        <draw:connector draw:style-name="gr5" draw:text-style-name="P2" draw:layer="layout" draw:type="line" svg:x1="12.7cm" svg:y1="4cm" svg:x2="12.7cm" svg:y2="6.5cm" draw:end-shape="id4" draw:end-glue-point="2" svg:d="M12700 4000v2500" svg:viewBox="0 0 1 2501">
          <text:p/>
        </draw:connector>
        <draw:frame draw:style-name="gr15" draw:text-style-name="P3" draw:layer="layout" svg:width="2.278cm" svg:height="1.1cm" svg:x="17.6cm" svg:y="5.5cm">
          <draw:text-box>
            <text:p>37 c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16:16:19.102917000</meta:creation-date>
    <dc:date>2015-11-11T17:06:20.567743000</dc:date>
    <meta:editing-duration>PT19M43S</meta:editing-duration>
    <meta:editing-cycles>5</meta:editing-cycles>
    <meta:generator>LibreOffice/5.0.1.2$MacOSX_X86_64 LibreOffice_project/81898c9f5c0d43f3473ba111d7b351050be20261</meta:generator>
    <meta:document-statistic meta:object-count="68"/>
  </office:meta>
</office:document-meta>
</file>